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, 'Arial Unicode MS'" style:font-charset="x-symbol"/>
    <style:font-face style:name="Lohit Devanagari2" svg:font-family="'Lohit Devanagari'"/>
    <style:font-face style:name="OpenSymbol" svg:font-family="OpenSymbol, 'Arial Unicode MS'"/>
    <style:font-face style:name="Sarabun1" svg:font-family="Sarabun, 'Avenir Book'"/>
    <style:font-face style:name="Source Sans Pro1" svg:font-family="'Source Sans Pro', 'Segoe UI'"/>
    <style:font-face style:name="Noto Sans CJK SC3" svg:font-family="'Noto Sans CJK SC'" style:font-family-generic="roman"/>
    <style:font-face style:name="Source Sans Pro2" svg:font-family="'Source Sans Pro', 'Segoe UI'" style:font-family-generic="roman"/>
    <style:font-face style:name="Liberation Mono2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DejaVu Sans" svg:font-family="'DejaVu Sans'" style:font-pitch="variable"/>
    <style:font-face style:name="Liberation Sans" svg:font-family="'Liberation Sans'" style:font-pitch="variable"/>
    <style:font-face style:name="Liberation Sans5" svg:font-family="'Liberation Sans', Arial" style:font-pitch="variable"/>
    <style:font-face style:name="Lohit Devanagari3" svg:font-family="'Lohit Devanagari'" style:font-pitch="variable"/>
    <style:font-face style:name="Noto Sans CJK SC2" svg:font-family="'Noto Sans CJK SC'" style:font-pitch="variable"/>
    <style:font-face style:name="Noto Serif CJK SC" svg:font-family="'Noto Serif CJK SC'" style:font-pitch="variable"/>
    <style:font-face style:name="OpenSymbol1" svg:font-family="OpenSymbol, 'Arial Unicode MS'" style:font-pitch="variable"/>
    <style:font-face style:name="Sarabun" svg:font-family="Sarabun, 'Avenir Book'" style:font-pitch="variable"/>
    <style:font-face style:name="Source Sans Pro" svg:font-family="'Source Sans Pro', 'Segoe UI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2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roman" style:font-pitch="variable"/>
    <style:font-face style:name="OpenSymbol3" svg:font-family="OpenSymbol, 'Arial Unicode MS'" style:font-family-generic="roman" style:font-pitch="variable"/>
    <style:font-face style:name="Liberation Sans3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DejaVu Sans1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5.84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5.76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3.94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7.145cm" fo:padding-top="0cm" fo:padding-bottom="0cm" fo:padding-left="0cm" fo:padding-right="0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textarea-vertical-align="middle" fo:min-height="3.94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9.558cm" fo:padding-top="0cm" fo:padding-bottom="0cm" fo:padding-left="0cm" fo:padding-right="0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textarea-vertical-align="middle" fo:min-height="3.941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vertical-align="middle" fo:min-height="3.941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textarea-vertical-align="top" fo:min-height="2.92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22.02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60pt" style:font-size-asian="60pt" style:font-size-complex="60pt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style:writing-mode="lr-tb"/>
      <style:text-properties fo:font-size="44pt" style:font-size-asian="44pt" style:font-size-complex="44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36pt" style:font-size-asian="36pt" style:font-size-complex="36pt"/>
    </style:style>
    <style:style style:name="P7" style:family="paragraph">
      <style:text-properties fo:color="#202122" style:font-name="Noto Sans CJK SC" style:font-size-complex="20pt"/>
    </style:style>
    <style:style style:name="P8" style:family="paragraph">
      <loext:graphic-properties draw:fill="none" draw:fill-color="#ffffff"/>
      <style:paragraph-properties style:writing-mode="lr-tb"/>
      <style:text-properties fo:color="#000000" style:font-name="Source Sans Pro1" fo:font-size="24pt" style:letter-kerning="true" style:font-name-asian="Noto Sans CJK SC1" style:font-size-asian="24pt" style:font-name-complex="Source Sans Pro1" style:font-size-complex="24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36pt" style:font-size-asian="36pt" style:font-size-complex="36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44pt" style:font-size-asian="44pt" style:font-size-complex="44pt"/>
    </style:style>
    <style:style style:name="P11" style:family="paragraph">
      <loext:graphic-properties draw:fill="none" draw:fill-color="#ffffff"/>
      <style:paragraph-properties style:writing-mode="lr-tb"/>
      <style:text-properties fo:color="#000000" style:font-name="Noto Sans CJK SC" fo:font-size="24pt" style:font-size-asian="24pt" style:font-name-complex="Noto Sans CJK SC" style:font-size-complex="2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color="#000000" style:font-name="Source Sans Pro1" fo:font-size="24pt" style:letter-kerning="true" style:font-name-asian="Noto Sans CJK SC1" style:font-size-asian="24pt" style:font-name-complex="Source Sans Pro1" style:font-size-complex="24pt"/>
    </style:style>
    <style:style style:name="T4" style:family="text">
      <style:text-properties fo:font-variant="normal" fo:text-transform="none" fo:color="#202122" style:text-outline="false" style:text-line-through-style="none" style:text-line-through-type="none" style:font-name="Noto Sans CJK SC" fo:font-size="24pt" fo:font-style="normal" fo:text-shadow="none" style:text-underline-style="none" fo:font-weight="normal" style:letter-kerning="true" style:font-name-asian="Noto Sans CJK SC1" style:font-size-asian="24pt" style:font-style-asian="normal" style:font-weight-asian="normal" style:font-name-complex="Noto Sans CJK SC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ource Sans Pro1" fo:font-size="24pt" fo:font-style="normal" fo:text-shadow="none" style:text-underline-style="none" fo:font-weight="normal" style:letter-kerning="true" style:font-name-asian="Noto Sans CJK SC1" style:font-size-asian="24pt" style:font-style-asian="normal" style:font-weight-asian="normal" style:font-name-complex="Source Sans Pro1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202122" style:text-outline="false" style:text-line-through-style="none" style:text-line-through-type="none" style:font-name="Noto Sans CJK SC" fo:font-size="24pt" fo:font-style="normal" fo:text-shadow="none" style:text-underline-style="none" fo:font-weight="normal" style:letter-kerning="true" style:font-name-asian="Noto Sans CJK SC1" style:font-size-asian="24pt" style:font-style-asian="normal" style:font-weight-asian="normal" style:font-name-complex="Source Sans Pro1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eration Sans2" fo:font-size="44pt" style:letter-kerning="true" style:font-name-asian="Noto Sans CJK SC1" style:font-size-asian="44pt" style:font-name-complex="Lohit Devanagari1" style:font-size-complex="44pt"/>
    </style:style>
    <style:style style:name="T8" style:family="text">
      <style:text-properties fo:color="#000000" style:font-name="Source Sans Pro1" fo:font-size="24pt" style:font-size-asian="24pt" style:font-name-complex="Source Sans Pro1" style:font-size-complex="24pt"/>
    </style:style>
    <style:style style:name="T9" style:family="text">
      <style:text-properties fo:color="#000000" style:font-name="Noto Sans CJK SC" fo:font-size="24pt" style:font-size-asian="24pt" style:font-name-complex="Noto Sans CJK SC" style:font-size-complex="20pt"/>
    </style:style>
    <style:style style:name="T10" style:family="text">
      <style:text-properties fo:color="#0e1422" style:font-name="Sarabun1" fo:font-size="24pt" style:font-size-asian="24pt" style:font-name-complex="Sarabun1" style:font-size-complex="24pt"/>
    </style:style>
    <style:style style:name="T1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3.208cm" svg:height="6.096cm" svg:x="3.286cm" svg:y="3.54cm">
          <draw:text-box>
            <text:p text:style-name="P1"><text:span text:style-name="T1">Demo </text:span><text:span text:style-name="T1">展示</text:span></text:p>
          </draw:text-box>
        </draw:frame>
        <draw:frame draw:style-name="gr2" draw:text-style-name="P4" draw:layer="layout" svg:width="17.603cm" svg:height="16.015cm" svg:x="2.066cm" svg:y="12.557cm">
          <draw:text-box>
            <text:p><text:span text:style-name="T2">1 <text:s text:c="2"/>relive</text:span><text:span text:style-name="T2">視角模仿；</text:span></text:p>
            <text:p><text:span text:style-name="T2">2 <text:s/></text:span><text:span text:style-name="T2">錄影和下載；</text:span></text:p>
            <text:p text:style-name="P3"><text:span text:style-name="T2">3 <text:s/></text:span><text:span text:style-name="T2">天氣效果；</text:span></text:p>
            <text:p><text:span text:style-name="T2">4</text:span><text:span text:style-name="T2"><text:tab/></text:span><text:span text:style-name="T2"> </text:span><text:span text:style-name="T2">其他；</text:span></text:p>
          </draw:text-box>
        </draw:frame>
      </draw:page>
      <draw:page draw:name="page2" draw:style-name="dp1" draw:master-page-name="Default">
        <draw:frame draw:style-name="gr3" draw:text-style-name="P6" draw:layer="layout" svg:width="15.113cm" svg:height="4.191cm" svg:x="2.524cm" svg:y="3.159cm">
          <draw:text-box>
            <text:p text:style-name="P5"><text:span text:style-name="T2">relive</text:span><text:span text:style-name="T2">視角模仿</text:span></text:p>
          </draw:text-box>
        </draw:frame>
        <draw:frame draw:style-name="gr4" draw:text-style-name="P8" draw:layer="layout" svg:width="16.256cm" svg:height="17.145cm" svg:x="2.397cm" svg:y="9.001cm">
          <draw:text-box>
            <text:p><text:span text:style-name="T3">1 </text:span><text:span text:style-name="T3">新增功能：播放結束之後拉高看到整個路徑；</text:span></text:p>
            <text:p><text:span text:style-name="T3"/></text:p>
            <text:p><text:span text:style-name="T3">2 </text:span><text:span text:style-name="T3">細節：</text:span></text:p>
            <text:p text:style-name="P7"><text:span text:style-name="T4">cesium</text:span><text:span text:style-name="T5">的</text:span><text:span text:style-name="T4">clock</text:span><text:span text:style-name="T5">的</text:span><text:span text:style-name="T4">onstop</text:span><text:span text:style-name="T5">不準確，無法被檢測出來；需要使用自定義的方法判斷是否到了</text:span><text:span text:style-name="T4">onstop</text:span><text:span text:style-name="T5">；</text:span></text:p>
            <text:p><text:span text:style-name="T3"/></text:p>
          </draw:text-box>
        </draw:frame>
      </draw:page>
      <draw:page draw:name="page3" draw:style-name="dp1" draw:master-page-name="Default">
        <draw:frame draw:style-name="gr5" draw:text-style-name="P9" draw:layer="layout" svg:width="15.113cm" svg:height="4.191cm" svg:x="2.524cm" svg:y="3.159cm">
          <draw:text-box>
            <text:p text:style-name="P5"><text:span text:style-name="T2">錄影和下載</text:span></text:p>
          </draw:text-box>
        </draw:frame>
        <draw:frame draw:style-name="gr6" draw:text-style-name="P8" draw:layer="layout" svg:width="16.256cm" svg:height="19.558cm" svg:x="2.397cm" svg:y="7.858cm">
          <draw:text-box>
            <text:p><text:span text:style-name="T3">1 UI</text:span><text:span text:style-name="T5">設計：新增兩個</text:span><text:span text:style-name="T5">button</text:span></text:p>
            <text:p><text:span text:style-name="T5">開始錄影，下載錄影</text:span></text:p>
            <text:p><text:span text:style-name="T5">2 </text:span><text:span text:style-name="T5">功能設計：錄影整個螢幕；</text:span></text:p>
            <text:p><text:span text:style-name="T5"/></text:p>
            <text:p><text:span text:style-name="T5">開始錄影：開始錄影，會彈出彈窗（這個是瀏覽器自帶的保護機制，需要進行選項操作；）</text:span></text:p>
            <text:p><text:span text:style-name="T5">下載錄影：進行錄影的下載；</text:span></text:p>
            <text:p><text:span text:style-name="T5"/></text:p>
          </draw:text-box>
        </draw:frame>
      </draw:page>
      <draw:page draw:name="page4" draw:style-name="dp1" draw:master-page-name="Default">
        <draw:frame draw:style-name="gr7" draw:text-style-name="P9" draw:layer="layout" svg:width="15.113cm" svg:height="4.191cm" svg:x="2.524cm" svg:y="3.159cm">
          <draw:text-box>
            <text:p text:style-name="P5"><text:span text:style-name="T2">天氣效果</text:span></text:p>
          </draw:text-box>
        </draw:frame>
        <draw:frame draw:style-name="gr6" draw:text-style-name="P8" draw:layer="layout" svg:width="16.256cm" svg:height="19.558cm" svg:x="2.397cm" svg:y="7.858cm">
          <draw:text-box>
            <text:p><text:span text:style-name="T3">1 </text:span><text:span text:style-name="T5">需求分析：</text:span></text:p>
            <text:p text:style-name="P7"><text:span text:style-name="T5">類似於遊戲引擎；</text:span></text:p>
            <text:p text:style-name="P7"><text:span text:style-name="T5">第一：根據時間和</text:span><text:span text:style-name="T4">gps</text:span><text:span text:style-name="T5">數據抓天氣的資料；</text:span></text:p>
            <text:p text:style-name="P7"><text:span text:style-name="T5">第二：根據天氣的資料和</text:span><text:span text:style-name="T4">gps</text:span><text:span text:style-name="T5">數據放入模擬天氣的物件；</text:span></text:p>
            <text:p><text:span text:style-name="T5"/></text:p>
            <text:p><text:span text:style-name="T5">2 </text:span><text:span text:style-name="T5">功能設計：</text:span></text:p>
            <text:p text:style-name="P7"><text:span text:style-name="T4">step1 </text:span><text:span text:style-name="T5">：抓取</text:span><text:span text:style-name="T4">weatherData</text:span><text:span text:style-name="T5">；</text:span></text:p>
            <text:p text:style-name="P7"><text:span text:style-name="T4">step2</text:span><text:span text:style-name="T5">：根據</text:span><text:span text:style-name="T4">weatherData</text:span><text:span text:style-name="T5">進行演示；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</draw:text-box>
        </draw:frame>
      </draw:page>
      <draw:page draw:name="page5" draw:style-name="dp1" draw:master-page-name="Default">
        <draw:frame draw:style-name="gr8" draw:text-style-name="P9" draw:layer="layout" svg:width="15.113cm" svg:height="4.191cm" svg:x="2.524cm" svg:y="3.159cm">
          <draw:text-box>
            <text:p text:style-name="P5"><text:span text:style-name="T2">天氣效果</text:span></text:p>
          </draw:text-box>
        </draw:frame>
        <draw:frame draw:style-name="gr6" draw:text-style-name="P8" draw:layer="layout" svg:width="16.256cm" svg:height="20.411cm" svg:x="2.397cm" svg:y="7.858cm">
          <draw:text-box>
            <text:p><text:span text:style-name="T3">1 </text:span><text:span text:style-name="T5">案例：</text:span></text:p>
            <text:p><text:span text:style-name="T5"><text:a xlink:href="https://sandcastle.cesium.com/?src=Particle%20System%20Weather.html" xlink:type="simple">https://sandcastle.cesium.com/?src=Particle%20System%20Weather.html</text:a></text:span></text:p>
            <text:p><text:span text:style-name="T5"/></text:p>
            <text:p><text:span text:style-name="T5">2 </text:span><text:span text:style-name="T5">案例分析：粒子系統（</text:span><text:span text:style-name="T5">particle system</text:span><text:span text:style-name="T5">）；</text:span></text:p>
            <text:p><text:span text:style-name="T5"><text:a xlink:href="https://zh.wikipedia.org/zh-tw/粒子系统" xlink:type="simple">https://zh.wikipedia.org/zh-tw/%E7%B2%92%E5%AD%90%E7%B3%BB%E7%BB%9F</text:a></text:span></text:p>
            <text:p><text:span text:style-name="T5"/></text:p>
            <text:p text:style-name="P7"><text:span text:style-name="T4">step1</text:span><text:span text:style-name="T5">：設定</text:span><text:span text:style-name="T4">rain</text:span><text:span text:style-name="T5">的</text:span><text:span text:style-name="T4">size</text:span><text:span text:style-name="T5">和</text:span><text:span text:style-name="T4">image</text:span><text:span text:style-name="T5">等基本參數；</text:span></text:p>
            <text:p text:style-name="P7"><text:span text:style-name="T4">step</text:span><text:span text:style-name="T4">2</text:span><text:span text:style-name="T6">：設定</text:span><text:span text:style-name="T4">update function</text:span><text:span text:style-name="T6">；</text:span></text:p>
            <text:p text:style-name="P7"><text:span text:style-name="T4">step</text:span><text:span text:style-name="T4">3</text:span><text:span text:style-name="T6">：設定下雨的粒子系統；</text:span></text:p>
            <text:p text:style-name="P7"><text:span text:style-name="T4">step</text:span><text:span text:style-name="T4">4</text:span><text:span text:style-name="T6">：根據鏡頭的位置變化，來進行位置更新；（目前進度）</text:span></text:p>
            <text:p text:style-name="P7"><text:span text:style-name="T6"/></text:p>
            <text:p text:style-name="P7"><text:span text:style-name="T6"/></text:p>
            <text:p><text:span text:style-name="T5"/></text:p>
            <text:p><text:span text:style-name="T5"/></text:p>
            <text:p><text:span text:style-name="T5"/></text:p>
          </draw:text-box>
        </draw:frame>
      </draw:page>
      <draw:page draw:name="page6" draw:style-name="dp1" draw:master-page-name="Default">
        <draw:frame draw:style-name="gr9" draw:text-style-name="P10" draw:layer="layout" svg:width="15.748cm" svg:height="2.921cm" svg:x="2.397cm" svg:y="3.413cm">
          <draw:text-box>
            <text:p text:style-name="P5"><text:span text:style-name="T7">其他</text:span></text:p>
          </draw:text-box>
        </draw:frame>
        <draw:frame draw:style-name="gr10" draw:text-style-name="P11" draw:layer="layout" svg:width="14.936cm" svg:height="22.276cm" svg:x="3.667cm" svg:y="8.112cm">
          <draw:text-box>
            <text:p><text:span text:style-name="T8">1 </text:span><text:span text:style-name="T8">小地圖</text:span><text:span text:style-name="T8">UI</text:span><text:span text:style-name="T8">修改：</text:span></text:p>
            <text:p><text:span text:style-name="T8">拿掉標籤，去掉縮放按鈕；</text:span></text:p>
            <text:p><text:span text:style-name="T8">2 </text:span><text:span text:style-name="T6">待處理：</text:span></text:p>
            <text:p><text:span text:style-name="T6">天氣效果：</text:span></text:p>
            <text:p text:style-name="P3"><text:span text:style-name="T6">p1</text:span><text:span text:style-name="T6">：</text:span><text:span text:style-name="T6">Particle update</text:span><text:span text:style-name="T6">的研究學</text:span><text:span text:style-name="T6">習；</text:span></text:p>
            <text:p text:style-name="P3"><text:span text:style-name="T6">p2</text:span><text:span text:style-name="T6">：天氣效果自動追蹤鏡頭位</text:span><text:span text:style-name="T6">置；</text:span></text:p>
            <text:p text:style-name="P3"><text:span text:style-name="T6">p3</text:span><text:span text:style-name="T6">：獲取天氣數據，並更新天氣</text:span><text:span text:style-name="T6">效果；</text:span></text:p>
            <text:p><text:span text:style-name="T8"/></text:p>
            <text:p text:style-name="P3"><text:span text:style-name="T5"/></text:p>
            <text:p><text:span text:style-name="T5"/></text:p>
            <text:p><text:span text:style-name="T5"/></text:p>
            <text:p><text:span text:style-name="T9"/></text:p>
            <text:p text:style-name="P3"><text:span text:style-name="T10"/></text:p>
            <text:p text:style-name="P3"><text:span text:style-name="T10"/></text:p>
            <text:p text:style-name="P3"><text:span text:style-name="T10"/></text:p>
            <text:p><text:span text:style-name="T11"/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, 'Arial Unicode MS'" style:font-charset="x-symbol"/>
    <style:font-face style:name="Lohit Devanagari2" svg:font-family="'Lohit Devanagari'"/>
    <style:font-face style:name="OpenSymbol" svg:font-family="OpenSymbol, 'Arial Unicode MS'"/>
    <style:font-face style:name="Sarabun1" svg:font-family="Sarabun, 'Avenir Book'"/>
    <style:font-face style:name="Source Sans Pro1" svg:font-family="'Source Sans Pro', 'Segoe UI'"/>
    <style:font-face style:name="Noto Sans CJK SC3" svg:font-family="'Noto Sans CJK SC'" style:font-family-generic="roman"/>
    <style:font-face style:name="Source Sans Pro2" svg:font-family="'Source Sans Pro', 'Segoe UI'" style:font-family-generic="roman"/>
    <style:font-face style:name="Liberation Mono2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DejaVu Sans" svg:font-family="'DejaVu Sans'" style:font-pitch="variable"/>
    <style:font-face style:name="Liberation Sans" svg:font-family="'Liberation Sans'" style:font-pitch="variable"/>
    <style:font-face style:name="Liberation Sans5" svg:font-family="'Liberation Sans', Arial" style:font-pitch="variable"/>
    <style:font-face style:name="Lohit Devanagari3" svg:font-family="'Lohit Devanagari'" style:font-pitch="variable"/>
    <style:font-face style:name="Noto Sans CJK SC2" svg:font-family="'Noto Sans CJK SC'" style:font-pitch="variable"/>
    <style:font-face style:name="Noto Serif CJK SC" svg:font-family="'Noto Serif CJK SC'" style:font-pitch="variable"/>
    <style:font-face style:name="OpenSymbol1" svg:font-family="OpenSymbol, 'Arial Unicode MS'" style:font-pitch="variable"/>
    <style:font-face style:name="Sarabun" svg:font-family="Sarabun, 'Avenir Book'" style:font-pitch="variable"/>
    <style:font-face style:name="Source Sans Pro" svg:font-family="'Source Sans Pro', 'Segoe UI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2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roman" style:font-pitch="variable"/>
    <style:font-face style:name="OpenSymbol3" svg:font-family="OpenSymbol, 'Arial Unicode MS'" style:font-family-generic="roman" style:font-pitch="variable"/>
    <style:font-face style:name="Liberation Sans3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DejaVu Sans1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Lohit Devanagari3" style:font-family-asian="'Lohit Devanagari'" style:font-pitch-asian="variable" style:font-size-asian="12pt" style:language-asian="hi" style:country-asian="IN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Lohit Devanagari3" style:font-family-asian="'Lohit Devanagari'" style:font-pitch-asian="variable" style:font-size-asian="24pt" style:font-weight-asian="bold"/>
    </style:style>
    <style:style style:name="Heading" style:family="graphic">
      <style:paragraph-properties fo:margin-top="0.746cm" fo:margin-bottom="0.374cm" style:text-autospace="none"/>
      <style:text-properties style:font-name="Liberation Sans4" fo:font-family="'Liberation Sans', Arial" style:font-family-generic="swiss" style:font-pitch="variable" fo:font-size="14pt" style:font-name-asian="Lohit Devanagari3" style:font-family-asian="'Lohit Devanagari'" style:font-pitch-asian="variable" style:font-size-asian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1" fo:font-family="'Liberation Serif', 'Times New Roman'" style:font-family-generic="roman" style:font-pitch="variable" fo:font-size="18pt" fo:font-weight="bold" style:font-name-asian="Lohit Devanagari3" style:font-family-asian="'Lohit Devanagari'" style:font-pitch-asian="variable" style:font-size-asian="18pt" style:font-weight-asian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erif1" fo:font-family="'Liberation Serif', 'Times New Roman'" style:font-family-generic="roman" style:font-pitch="variable" fo:font-size="12pt" fo:font-weight="bold" style:font-name-asian="Lohit Devanagari3" style:font-family-asian="'Lohit Devanagari'" style:font-pitch-asian="variable" style:font-size-asian="12pt" style:font-weight-asian="bold"/>
    </style:style>
    <style:style style:name="Bullets" style:family="graphic">
      <style:paragraph-properties style:text-autospace="none"/>
      <style:text-properties style:font-name="OpenSymbol2" fo:font-family="OpenSymbol, 'Arial Unicode MS'" style:font-charset="x-symbol" style:font-name-asian="OpenSymbol2" style:font-family-asian="OpenSymbol, 'Arial Unicode MS'" style:font-charset-asian="x-symbol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FollowedHyper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4" fo:font-family="'Liberation Sans', Arial" style:font-family-generic="swiss" style:font-pitch="variable" fo:font-size="14pt" fo:font-weight="bold" style:font-name-asian="Lohit Devanagari3" style:font-family-asian="'Lohit Devanagari'" style:font-pitch-asian="variable" style:font-size-asian="14pt" style:font-weight-asian="bold"/>
    </style:style>
    <style:style style:name="Heading_20_5" style:display-name="Heading 5" style:family="graphic">
      <style:paragraph-properties fo:margin-top="0.374cm" fo:margin-bottom="0.187cm" style:text-autospace="none"/>
      <style:text-properties style:font-name="Liberation Sans4" fo:font-family="'Liberation Sans', Arial" style:font-family-generic="swiss" style:font-pitch="variable" fo:font-size="11.5pt" fo:font-weight="bold" style:font-name-asian="Lohit Devanagari3" style:font-family-asian="'Lohit Devanagari'" style:font-pitch-asian="variable" style:font-size-asian="11.5pt" style:font-weight-asian="bold"/>
    </style:style>
    <style:style style:name="Heading_20_6" style:display-name="Heading 6" style:family="graphic">
      <style:paragraph-properties fo:margin-top="0.187cm" fo:margin-bottom="0.187cm" style:text-autospace="none"/>
      <style:text-properties style:font-name="Liberation Sans4" fo:font-family="'Liberation Sans', Arial" style:font-family-generic="swiss" style:font-pitch="variable" fo:font-size="11.5pt" fo:font-style="italic" fo:font-weight="bold" style:font-name-asian="Lohit Devanagari3" style:font-family-asian="'Lohit Devanagari'" style:font-pitch-asian="variable" style:font-size-asian="11.5pt" style:font-style-asian="italic" style:font-weight-asian="bold"/>
    </style:style>
    <style:style style:name="Heading_20_7" style:display-name="Heading 7" style:family="graphic">
      <style:paragraph-properties fo:margin-top="0.187cm" fo:margin-bottom="0.187cm" style:text-autospace="none"/>
      <style:text-properties style:font-name="Liberation Sans4" fo:font-family="'Liberation Sans', Arial" style:font-family-generic="swiss" style:font-pitch="variable" fo:font-size="11pt" fo:font-weight="bold" style:font-name-asian="Lohit Devanagari3" style:font-family-asian="'Lohit Devanagari'" style:font-pitch-asian="variable" style:font-size-asian="11pt" style:font-weight-asian="bold"/>
    </style:style>
    <style:style style:name="Heading_20_8" style:display-name="Heading 8" style:family="graphic">
      <style:paragraph-properties fo:margin-top="0.187cm" fo:margin-bottom="0.187cm" style:text-autospace="none"/>
      <style:text-properties style:font-name="Liberation Sans4" fo:font-family="'Liberation Sans', Arial" style:font-family-generic="swiss" style:font-pitch="variable" fo:font-size="11pt" fo:font-style="italic" fo:font-weight="bold" style:font-name-asian="Lohit Devanagari3" style:font-family-asian="'Lohit Devanagari'" style:font-pitch-asian="variable" style:font-size-asian="11pt" style:font-style-asian="italic" style:font-weight-asian="bold"/>
    </style:style>
    <style:style style:name="Heading_20_9" style:display-name="Heading 9" style:family="graphic">
      <style:paragraph-properties fo:margin-top="0.187cm" fo:margin-bottom="0.187cm" style:text-autospace="none"/>
      <style:text-properties style:font-name="Liberation Sans4" fo:font-family="'Liberation Sans', Arial" style:font-family-generic="swiss" style:font-pitch="variable" fo:font-size="10.5pt" fo:font-weight="bold" style:font-name-asian="Lohit Devanagari3" style:font-family-asian="'Lohit Devanagari'" style:font-pitch-asian="variable" style:font-size-asian="10.5pt" style:font-weight-asian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6T14:49:40.116079998</meta:creation-date>
    <dc:date>2022-05-05T15:21:05.590213296</dc:date>
    <meta:editing-duration>P4DT11H43M54S</meta:editing-duration>
    <meta:editing-cycles>14</meta:editing-cycles>
    <meta:generator>LibreOffice/6.4.7.2$Linux_X86_64 LibreOffice_project/40$Build-2</meta:generator>
    <meta:document-statistic meta:object-count="12"/>
  </office:meta>
</office:document-meta>
</file>